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7e1"/>
    </style:style>
    <style:style style:name="P2" style:family="paragraph" style:parent-style-name="Title">
      <style:text-properties officeooo:rsid="00099f23"/>
    </style:style>
    <style:style style:name="P3" style:family="paragraph" style:parent-style-name="Heading_20_1">
      <style:text-properties officeooo:paragraph-rsid="00099f23"/>
    </style:style>
    <style:style style:name="T1" style:family="text">
      <style:text-properties officeooo:rsid="00099f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ion Den Glade Piraten</text:p>
      <text:h text:style-name="P3" text:outline-level="1"><text:span text:style-name="T1">Introduktion</text:span></text:h>
      <text:p text:style-name="P1"><text:span text:style-name="T1">Den Glade Piraten är en båtklub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4T14:22:18.639000000</dc:date>
    <meta:editing-duration>PT5M31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" meta:word-count="11" meta:character-count="68" meta:non-whitespace-character-count="60"/>
  </office:meta>
</office:document-meta>
</file>